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1425in" svg:y="0.1961in">
            <draw:object draw:notify-on-update-of-ranges="Sheet1.A3:Sheet1.A146 Sheet1.B3:Sheet1.B14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8744in" svg:y="0.3114in">
            <draw:object draw:notify-on-update-of-ranges="Sheet1.K4:Sheet1.K4 Sheet1.N3:Sheet1.N3 Sheet1.K5:Sheet1.K5 Sheet1.N4:Sheet1.N4 Sheet1.K6:Sheet1.K6 Sheet1.N5:Sheet1.N5 Sheet1.K7:Sheet1.K7 Sheet1.N6:Sheet1.N6 Sheet1.K7:Sheet1.K7 Sheet1.N7:Sheet1.N7 Sheet1.K8:Sheet1.K8 Sheet1.N8:Sheet1.N8 Sheet1.K9:Sheet1.K9 Sheet1.N9:Sheet1.N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3.7146in" svg:y="0.1122in">
            <draw:object draw:notify-on-update-of-ranges="Sheet1.W2:Sheet1.W34 Sheet1.Z2:Sheet1.Z3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6.2988in" svg:height="3.5429in" svg:x="10.7063in" svg:y="4.8394in">
            <draw:object draw:notify-on-update-of-ranges="Sheet1.J28:Sheet1.J39 Sheet1.L28:Sheet1.L3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USA</text:p>
          </table:table-cell>
          <table:table-cell table:number-columns-repeated="20"/>
          <table:table-cell office:value-type="string" calcext:value-type="string">
            <text:p>HOU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390400" calcext:value-type="float">
            <text:p>1390400</text:p>
          </table:table-cell>
          <table:table-cell table:number-columns-repeated="8"/>
          <table:table-cell office:value-type="string" calcext:value-type="string">
            <text:p>DA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62143" calcext:value-type="float">
            <text:p>62143</text:p>
          </table:table-cell>
          <table:table-cell office:value-type="float" office:value="13509" calcext:value-type="float">
            <text:p>13509</text:p>
          </table:table-cell>
          <table:table-cell table:formula="of:= [.Y2] * 100 / [.X2]" office:value-type="float" office:value="21.7385707159294" calcext:value-type="float">
            <text:p>21.7385707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169" calcext:value-type="float">
            <text:p>51169</text:p>
          </table:table-cell>
          <table:table-cell table:number-columns-repeated="8"/>
          <table:table-cell office:value-type="string" calcext:value-type="string">
            <text:p>niedziela</text:p>
          </table:table-cell>
          <table:table-cell office:value-type="float" office:value="207833" calcext:value-type="float">
            <text:p>207833</text:p>
          </table:table-cell>
          <table:table-cell office:value-type="float" office:value="41244" calcext:value-type="float">
            <text:p>41244</text:p>
          </table:table-cell>
          <table:table-cell table:formula="of:=[.M3] * 100 / [.L3]" office:value-type="float" office:value="19.844779221779" calcext:value-type="float">
            <text:p>19.84477922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63255" calcext:value-type="float">
            <text:p>63255</text:p>
          </table:table-cell>
          <table:table-cell office:value-type="float" office:value="14243" calcext:value-type="float">
            <text:p>14243</text:p>
          </table:table-cell>
          <table:table-cell table:formula="of:= [.Y3] * 100 / [.X3]" office:value-type="float" office:value="22.516797091139" calcext:value-type="float">
            <text:p>22.51679709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9" calcext:value-type="float">
            <text:p>609</text:p>
          </table:table-cell>
          <table:table-cell table:number-columns-repeated="8"/>
          <table:table-cell office:value-type="string" calcext:value-type="string">
            <text:p>poniedziałek</text:p>
          </table:table-cell>
          <table:table-cell office:value-type="float" office:value="156381" calcext:value-type="float">
            <text:p>156381</text:p>
          </table:table-cell>
          <table:table-cell office:value-type="float" office:value="26166" calcext:value-type="float">
            <text:p>26166</text:p>
          </table:table-cell>
          <table:table-cell table:formula="of:=[.M4] * 100 / [.L4]" office:value-type="float" office:value="16.7322117136992" calcext:value-type="float">
            <text:p>16.7322117137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62956" calcext:value-type="float">
            <text:p>62956</text:p>
          </table:table-cell>
          <table:table-cell office:value-type="float" office:value="13897" calcext:value-type="float">
            <text:p>13897</text:p>
          </table:table-cell>
          <table:table-cell table:formula="of:= [.Y4] * 100 / [.X4]" office:value-type="float" office:value="22.0741470233179" calcext:value-type="float">
            <text:p>22.0741470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4" calcext:value-type="float">
            <text:p>1154</text:p>
          </table:table-cell>
          <table:table-cell table:number-columns-repeated="8"/>
          <table:table-cell office:value-type="string" calcext:value-type="string">
            <text:p>wtorek</text:p>
          </table:table-cell>
          <table:table-cell office:value-type="float" office:value="152044" calcext:value-type="float">
            <text:p>152044</text:p>
          </table:table-cell>
          <table:table-cell office:value-type="float" office:value="24736" calcext:value-type="float">
            <text:p>24736</text:p>
          </table:table-cell>
          <table:table-cell table:formula="of:=[.M5] * 100 / [.L5]" office:value-type="float" office:value="16.2689747704612" calcext:value-type="float">
            <text:p>16.268974770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0113" calcext:value-type="float">
            <text:p>40113</text:p>
          </table:table-cell>
          <table:table-cell office:value-type="float" office:value="8530" calcext:value-type="float">
            <text:p>8530</text:p>
          </table:table-cell>
          <table:table-cell table:formula="of:= [.Y5] * 100 / [.X5]" office:value-type="float" office:value="21.2649265824047" calcext:value-type="float">
            <text:p>21.2649265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61" calcext:value-type="float">
            <text:p>2061</text:p>
          </table:table-cell>
          <table:table-cell table:number-columns-repeated="8"/>
          <table:table-cell office:value-type="string" calcext:value-type="string">
            <text:p>środa</text:p>
          </table:table-cell>
          <table:table-cell office:value-type="float" office:value="157251" calcext:value-type="float">
            <text:p>157251</text:p>
          </table:table-cell>
          <table:table-cell office:value-type="float" office:value="25653" calcext:value-type="float">
            <text:p>25653</text:p>
          </table:table-cell>
          <table:table-cell table:formula="of:=[.M6] * 100 / [.L6]" office:value-type="float" office:value="16.313409771639" calcext:value-type="float">
            <text:p>16.313409771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0107" calcext:value-type="float">
            <text:p>30107</text:p>
          </table:table-cell>
          <table:table-cell office:value-type="float" office:value="6114" calcext:value-type="float">
            <text:p>6114</text:p>
          </table:table-cell>
          <table:table-cell table:formula="of:= [.Y6] * 100 / [.X6]" office:value-type="float" office:value="20.3075696681835" calcext:value-type="float">
            <text:p>20.30756966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4" calcext:value-type="float">
            <text:p>794</text:p>
          </table:table-cell>
          <table:table-cell table:number-columns-repeated="8"/>
          <table:table-cell office:value-type="string" calcext:value-type="string">
            <text:p>czwartek</text:p>
          </table:table-cell>
          <table:table-cell office:value-type="float" office:value="167478" calcext:value-type="float">
            <text:p>167478</text:p>
          </table:table-cell>
          <table:table-cell office:value-type="float" office:value="27858" calcext:value-type="float">
            <text:p>27858</text:p>
          </table:table-cell>
          <table:table-cell table:formula="of:=[.M7] * 100 / [.L7]" office:value-type="float" office:value="16.6338265324401" calcext:value-type="float">
            <text:p>16.633826532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1279" calcext:value-type="float">
            <text:p>31279</text:p>
          </table:table-cell>
          <table:table-cell office:value-type="float" office:value="5676" calcext:value-type="float">
            <text:p>5676</text:p>
          </table:table-cell>
          <table:table-cell table:formula="of:= [.Y7] * 100 / [.X7]" office:value-type="float" office:value="18.146360177755" calcext:value-type="float">
            <text:p>18.1463601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400" calcext:value-type="float">
            <text:p>16400</text:p>
          </table:table-cell>
          <table:table-cell table:number-columns-repeated="8"/>
          <table:table-cell office:value-type="string" calcext:value-type="string">
            <text:p>piątek</text:p>
          </table:table-cell>
          <table:table-cell office:value-type="float" office:value="210041" calcext:value-type="float">
            <text:p>210041</text:p>
          </table:table-cell>
          <table:table-cell office:value-type="float" office:value="36711" calcext:value-type="float">
            <text:p>36711</text:p>
          </table:table-cell>
          <table:table-cell table:formula="of:=[.M8] * 100 / [.L8]" office:value-type="float" office:value="17.4780161968378" calcext:value-type="float">
            <text:p>17.478016196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39936" calcext:value-type="float">
            <text:p>39936</text:p>
          </table:table-cell>
          <table:table-cell office:value-type="float" office:value="6315" calcext:value-type="float">
            <text:p>6315</text:p>
          </table:table-cell>
          <table:table-cell table:formula="of:= [.Y8] * 100 / [.X8]" office:value-type="float" office:value="15.8128004807692" calcext:value-type="float">
            <text:p>15.81280048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table:number-columns-repeated="8"/>
          <table:table-cell office:value-type="string" calcext:value-type="string">
            <text:p>sobota</text:p>
          </table:table-cell>
          <table:table-cell office:value-type="float" office:value="249113" calcext:value-type="float">
            <text:p>249113</text:p>
          </table:table-cell>
          <table:table-cell office:value-type="float" office:value="48929" calcext:value-type="float">
            <text:p>48929</text:p>
          </table:table-cell>
          <table:table-cell table:formula="of:=[.M9] * 100 / [.L9]" office:value-type="float" office:value="19.6412872872953" calcext:value-type="float">
            <text:p>19.6412872873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40864" calcext:value-type="float">
            <text:p>40864</text:p>
          </table:table-cell>
          <table:table-cell office:value-type="float" office:value="6054" calcext:value-type="float">
            <text:p>6054</text:p>
          </table:table-cell>
          <table:table-cell table:formula="of:= [.Y9] * 100 / [.X9]" office:value-type="float" office:value="14.8149960845732" calcext:value-type="float">
            <text:p>14.81499608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3" calcext:value-type="float">
            <text:p>1103</text:p>
          </table:table-cell>
          <table:table-cell table:number-columns-repeated="20"/>
          <table:table-cell office:value-type="float" office:value="8" calcext:value-type="float">
            <text:p>8</text:p>
          </table:table-cell>
          <table:table-cell office:value-type="float" office:value="35099" calcext:value-type="float">
            <text:p>35099</text:p>
          </table:table-cell>
          <table:table-cell office:value-type="float" office:value="5043" calcext:value-type="float">
            <text:p>5043</text:p>
          </table:table-cell>
          <table:table-cell table:formula="of:= [.Y10] * 100 / [.X10]" office:value-type="float" office:value="14.3679307102766" calcext:value-type="float">
            <text:p>14.36793071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87" calcext:value-type="float">
            <text:p>2487</text:p>
          </table:table-cell>
          <table:table-cell table:number-columns-repeated="20"/>
          <table:table-cell office:value-type="float" office:value="9" calcext:value-type="float">
            <text:p>9</text:p>
          </table:table-cell>
          <table:table-cell office:value-type="float" office:value="35045" calcext:value-type="float">
            <text:p>35045</text:p>
          </table:table-cell>
          <table:table-cell office:value-type="float" office:value="4690" calcext:value-type="float">
            <text:p>4690</text:p>
          </table:table-cell>
          <table:table-cell table:formula="of:= [.Y11] * 100 / [.X11]" office:value-type="float" office:value="13.3827935511485" calcext:value-type="float">
            <text:p>13.38279355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2" calcext:value-type="float">
            <text:p>362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office:value-type="float" office:value="38910" calcext:value-type="float">
            <text:p>38910</text:p>
          </table:table-cell>
          <table:table-cell office:value-type="float" office:value="5195" calcext:value-type="float">
            <text:p>5195</text:p>
          </table:table-cell>
          <table:table-cell table:formula="of:= [.Y12] * 100 / [.X12]" office:value-type="float" office:value="13.3513235672064" calcext:value-type="float">
            <text:p>13.35132356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41" calcext:value-type="float">
            <text:p>20141</text:p>
          </table:table-cell>
          <table:table-cell table:number-columns-repeated="20"/>
          <table:table-cell office:value-type="float" office:value="11" calcext:value-type="float">
            <text:p>11</text:p>
          </table:table-cell>
          <table:table-cell office:value-type="float" office:value="43745" calcext:value-type="float">
            <text:p>43745</text:p>
          </table:table-cell>
          <table:table-cell office:value-type="float" office:value="6137" calcext:value-type="float">
            <text:p>6137</text:p>
          </table:table-cell>
          <table:table-cell table:formula="of:= [.Y13] * 100 / [.X13]" office:value-type="float" office:value="14.0290318893588" calcext:value-type="float">
            <text:p>14.02903188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3" calcext:value-type="float">
            <text:p>233</text:p>
          </table:table-cell>
          <table:table-cell table:number-columns-repeated="20"/>
          <table:table-cell office:value-type="float" office:value="12" calcext:value-type="float">
            <text:p>12</text:p>
          </table:table-cell>
          <table:table-cell office:value-type="float" office:value="47328" calcext:value-type="float">
            <text:p>47328</text:p>
          </table:table-cell>
          <table:table-cell office:value-type="float" office:value="6849" calcext:value-type="float">
            <text:p>6849</text:p>
          </table:table-cell>
          <table:table-cell table:formula="of:= [.Y14] * 100 / [.X14]" office:value-type="float" office:value="14.4713488843813" calcext:value-type="float">
            <text:p>14.47134888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table:number-columns-repeated="20"/>
          <table:table-cell office:value-type="float" office:value="13" calcext:value-type="float">
            <text:p>13</text:p>
          </table:table-cell>
          <table:table-cell office:value-type="float" office:value="51773" calcext:value-type="float">
            <text:p>51773</text:p>
          </table:table-cell>
          <table:table-cell office:value-type="float" office:value="7686" calcext:value-type="float">
            <text:p>7686</text:p>
          </table:table-cell>
          <table:table-cell table:formula="of:= [.Y15] * 100 / [.X15]" office:value-type="float" office:value="14.8455758793193" calcext:value-type="float">
            <text:p>14.84557587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33" calcext:value-type="float">
            <text:p>1733</text:p>
          </table:table-cell>
          <table:table-cell table:number-columns-repeated="20"/>
          <table:table-cell office:value-type="float" office:value="14" calcext:value-type="float">
            <text:p>14</text:p>
          </table:table-cell>
          <table:table-cell office:value-type="float" office:value="59694" calcext:value-type="float">
            <text:p>59694</text:p>
          </table:table-cell>
          <table:table-cell office:value-type="float" office:value="9114" calcext:value-type="float">
            <text:p>9114</text:p>
          </table:table-cell>
          <table:table-cell table:formula="of:= [.Y16] * 100 / [.X16]" office:value-type="float" office:value="15.2678661171977" calcext:value-type="float">
            <text:p>15.26786611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3" calcext:value-type="float">
            <text:p>243</text:p>
          </table:table-cell>
          <table:table-cell table:number-columns-repeated="20"/>
          <table:table-cell office:value-type="float" office:value="15" calcext:value-type="float">
            <text:p>15</text:p>
          </table:table-cell>
          <table:table-cell office:value-type="float" office:value="67780" calcext:value-type="float">
            <text:p>67780</text:p>
          </table:table-cell>
          <table:table-cell office:value-type="float" office:value="10520" calcext:value-type="float">
            <text:p>10520</text:p>
          </table:table-cell>
          <table:table-cell table:formula="of:= [.Y17] * 100 / [.X17]" office:value-type="float" office:value="15.5208025966362" calcext:value-type="float">
            <text:p>15.52080259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689" calcext:value-type="float">
            <text:p>14689</text:p>
          </table:table-cell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8471" calcext:value-type="float">
            <text:p>68471</text:p>
          </table:table-cell>
          <table:table-cell office:value-type="float" office:value="11119" calcext:value-type="float">
            <text:p>11119</text:p>
          </table:table-cell>
          <table:table-cell table:formula="of:= [.Y18] * 100 / [.X18]" office:value-type="float" office:value="16.2389916899125" calcext:value-type="float">
            <text:p>16.23899168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5" calcext:value-type="float">
            <text:p>235</text:p>
          </table:table-cell>
          <table:table-cell table:number-columns-repeated="20"/>
          <table:table-cell office:value-type="float" office:value="17" calcext:value-type="float">
            <text:p>17</text:p>
          </table:table-cell>
          <table:table-cell office:value-type="float" office:value="72458" calcext:value-type="float">
            <text:p>72458</text:p>
          </table:table-cell>
          <table:table-cell office:value-type="float" office:value="11905" calcext:value-type="float">
            <text:p>11905</text:p>
          </table:table-cell>
          <table:table-cell table:formula="of:= [.Y19] * 100 / [.X19]" office:value-type="float" office:value="16.4302078445444" calcext:value-type="float">
            <text:p>16.43020784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5" calcext:value-type="float">
            <text:p>505</text:p>
          </table:table-cell>
          <table:table-cell table:number-columns-repeated="20"/>
          <table:table-cell office:value-type="float" office:value="18" calcext:value-type="float">
            <text:p>18</text:p>
          </table:table-cell>
          <table:table-cell office:value-type="float" office:value="73439" calcext:value-type="float">
            <text:p>73439</text:p>
          </table:table-cell>
          <table:table-cell office:value-type="float" office:value="12480" calcext:value-type="float">
            <text:p>12480</text:p>
          </table:table-cell>
          <table:table-cell table:formula="of:= [.Y20] * 100 / [.X20]" office:value-type="float" office:value="16.9936954479228" calcext:value-type="float">
            <text:p>16.99369544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93" calcext:value-type="float">
            <text:p>1493</text:p>
          </table:table-cell>
          <table:table-cell table:number-columns-repeated="20"/>
          <table:table-cell office:value-type="float" office:value="19" calcext:value-type="float">
            <text:p>19</text:p>
          </table:table-cell>
          <table:table-cell office:value-type="float" office:value="68894" calcext:value-type="float">
            <text:p>68894</text:p>
          </table:table-cell>
          <table:table-cell office:value-type="float" office:value="12481" calcext:value-type="float">
            <text:p>12481</text:p>
          </table:table-cell>
          <table:table-cell table:formula="of:= [.Y21] * 100 / [.X21]" office:value-type="float" office:value="18.1162365372892" calcext:value-type="float">
            <text:p>18.11623653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2" calcext:value-type="float">
            <text:p>262</text:p>
          </table:table-cell>
          <table:table-cell table:number-columns-repeated="20"/>
          <table:table-cell office:value-type="float" office:value="20" calcext:value-type="float">
            <text:p>20</text:p>
          </table:table-cell>
          <table:table-cell office:value-type="float" office:value="67468" calcext:value-type="float">
            <text:p>67468</text:p>
          </table:table-cell>
          <table:table-cell office:value-type="float" office:value="12661" calcext:value-type="float">
            <text:p>12661</text:p>
          </table:table-cell>
          <table:table-cell table:formula="of:= [.Y22] * 100 / [.X22]" office:value-type="float" office:value="18.7659334795755" calcext:value-type="float">
            <text:p>18.76593347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248" calcext:value-type="float">
            <text:p>13248</text:p>
          </table:table-cell>
          <table:table-cell table:number-columns-repeated="20"/>
          <table:table-cell office:value-type="float" office:value="21" calcext:value-type="float">
            <text:p>21</text:p>
          </table:table-cell>
          <table:table-cell office:value-type="float" office:value="68492" calcext:value-type="float">
            <text:p>68492</text:p>
          </table:table-cell>
          <table:table-cell office:value-type="float" office:value="13139" calcext:value-type="float">
            <text:p>13139</text:p>
          </table:table-cell>
          <table:table-cell table:formula="of:= [.Y23] * 100 / [.X23]" office:value-type="float" office:value="19.1832622788063" calcext:value-type="float">
            <text:p>19.18326227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table:number-columns-repeated="20"/>
          <table:table-cell office:value-type="float" office:value="22" calcext:value-type="float">
            <text:p>22</text:p>
          </table:table-cell>
          <table:table-cell office:value-type="float" office:value="65388" calcext:value-type="float">
            <text:p>65388</text:p>
          </table:table-cell>
          <table:table-cell office:value-type="float" office:value="13587" calcext:value-type="float">
            <text:p>13587</text:p>
          </table:table-cell>
          <table:table-cell table:formula="of:= [.Y24] * 100 / [.X24]" office:value-type="float" office:value="20.7790420260598" calcext:value-type="float">
            <text:p>20.77904202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5" calcext:value-type="float">
            <text:p>425</text:p>
          </table:table-cell>
          <table:table-cell table:number-columns-repeated="20"/>
          <table:table-cell office:value-type="float" office:value="23" calcext:value-type="float">
            <text:p>23</text:p>
          </table:table-cell>
          <table:table-cell office:value-type="float" office:value="65504" calcext:value-type="float">
            <text:p>65504</text:p>
          </table:table-cell>
          <table:table-cell office:value-type="float" office:value="14353" calcext:value-type="float">
            <text:p>14353</text:p>
          </table:table-cell>
          <table:table-cell table:formula="of:= [.Y25] * 100 / [.X25]" office:value-type="float" office:value="21.9116389838788" calcext:value-type="float">
            <text:p>21.91163898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87" calcext:value-type="float">
            <text:p>1587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office:value-type="float" office:value="62143" calcext:value-type="float">
            <text:p>62143</text:p>
          </table:table-cell>
          <table:table-cell office:value-type="float" office:value="13509" calcext:value-type="float">
            <text:p>13509</text:p>
          </table:table-cell>
          <table:table-cell table:formula="of:= [.Y26] * 100 / [.X26]" office:value-type="float" office:value="21.7385707159294" calcext:value-type="float">
            <text:p>21.73857071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table:number-columns-repeated="7"/>
          <table:table-cell office:value-type="string" calcext:value-type="string">
            <text:p>MONT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63255" calcext:value-type="float">
            <text:p>63255</text:p>
          </table:table-cell>
          <table:table-cell office:value-type="float" office:value="14243" calcext:value-type="float">
            <text:p>14243</text:p>
          </table:table-cell>
          <table:table-cell table:formula="of:= [.Y27] * 100 / [.X27]" office:value-type="float" office:value="22.516797091139" calcext:value-type="float">
            <text:p>22.51679709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416" calcext:value-type="float">
            <text:p>16416</text:p>
          </table:table-cell>
          <table:table-cell table:number-columns-repeated="7"/>
          <table:table-cell office:value-type="string" calcext:value-type="string">
            <text:p>styczeń</text:p>
          </table:table-cell>
          <table:table-cell office:value-type="float" office:value="92308" calcext:value-type="float">
            <text:p>92308</text:p>
          </table:table-cell>
          <table:table-cell office:value-type="float" office:value="15191" calcext:value-type="float">
            <text:p>1519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62956" calcext:value-type="float">
            <text:p>62956</text:p>
          </table:table-cell>
          <table:table-cell office:value-type="float" office:value="13897" calcext:value-type="float">
            <text:p>13897</text:p>
          </table:table-cell>
          <table:table-cell table:formula="of:= [.Y28] * 100 / [.X28]" office:value-type="float" office:value="22.0741470233179" calcext:value-type="float">
            <text:p>22.07414702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7" calcext:value-type="float">
            <text:p>397</text:p>
          </table:table-cell>
          <table:table-cell table:number-columns-repeated="7"/>
          <table:table-cell office:value-type="string" calcext:value-type="string">
            <text:p>luty</text:p>
          </table:table-cell>
          <table:table-cell office:value-type="float" office:value="85024" calcext:value-type="float">
            <text:p>85024</text:p>
          </table:table-cell>
          <table:table-cell office:value-type="float" office:value="14853" calcext:value-type="float">
            <text:p>1485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0113" calcext:value-type="float">
            <text:p>40113</text:p>
          </table:table-cell>
          <table:table-cell office:value-type="float" office:value="8530" calcext:value-type="float">
            <text:p>8530</text:p>
          </table:table-cell>
          <table:table-cell table:formula="of:= [.Y29] * 100 / [.X29]" office:value-type="float" office:value="21.2649265824047" calcext:value-type="float">
            <text:p>21.26492658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18" calcext:value-type="float">
            <text:p>818</text:p>
          </table:table-cell>
          <table:table-cell table:number-columns-repeated="7"/>
          <table:table-cell office:value-type="string" calcext:value-type="string">
            <text:p>marzec</text:p>
          </table:table-cell>
          <table:table-cell office:value-type="float" office:value="97849" calcext:value-type="float">
            <text:p>97849</text:p>
          </table:table-cell>
          <table:table-cell office:value-type="float" office:value="18003" calcext:value-type="float">
            <text:p>1800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0107" calcext:value-type="float">
            <text:p>30107</text:p>
          </table:table-cell>
          <table:table-cell office:value-type="float" office:value="6114" calcext:value-type="float">
            <text:p>6114</text:p>
          </table:table-cell>
          <table:table-cell table:formula="of:= [.Y30] * 100 / [.X30]" office:value-type="float" office:value="20.3075696681835" calcext:value-type="float">
            <text:p>20.30756966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47" calcext:value-type="float">
            <text:p>2447</text:p>
          </table:table-cell>
          <table:table-cell table:number-columns-repeated="7"/>
          <table:table-cell office:value-type="string" calcext:value-type="string">
            <text:p>kwiecień</text:p>
          </table:table-cell>
          <table:table-cell office:value-type="float" office:value="101616" calcext:value-type="float">
            <text:p>101616</text:p>
          </table:table-cell>
          <table:table-cell office:value-type="float" office:value="19272" calcext:value-type="float">
            <text:p>1927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31279" calcext:value-type="float">
            <text:p>31279</text:p>
          </table:table-cell>
          <table:table-cell office:value-type="float" office:value="5676" calcext:value-type="float">
            <text:p>5676</text:p>
          </table:table-cell>
          <table:table-cell table:formula="of:= [.Y31] * 100 / [.X31]" office:value-type="float" office:value="18.146360177755" calcext:value-type="float">
            <text:p>18.14636017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3" calcext:value-type="float">
            <text:p>413</text:p>
          </table:table-cell>
          <table:table-cell table:number-columns-repeated="7"/>
          <table:table-cell office:value-type="string" calcext:value-type="string">
            <text:p>maj</text:p>
          </table:table-cell>
          <table:table-cell office:value-type="float" office:value="112130" calcext:value-type="float">
            <text:p>112130</text:p>
          </table:table-cell>
          <table:table-cell office:value-type="float" office:value="21309" calcext:value-type="float">
            <text:p>2130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39936" calcext:value-type="float">
            <text:p>39936</text:p>
          </table:table-cell>
          <table:table-cell office:value-type="float" office:value="6315" calcext:value-type="float">
            <text:p>6315</text:p>
          </table:table-cell>
          <table:table-cell table:formula="of:= [.Y32] * 100 / [.X32]" office:value-type="float" office:value="15.8128004807692" calcext:value-type="float">
            <text:p>15.81280048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986" calcext:value-type="float">
            <text:p>25986</text:p>
          </table:table-cell>
          <table:table-cell table:number-columns-repeated="7"/>
          <table:table-cell office:value-type="string" calcext:value-type="string">
            <text:p>czerwiec</text:p>
          </table:table-cell>
          <table:table-cell office:value-type="float" office:value="115048" calcext:value-type="float">
            <text:p>115048</text:p>
          </table:table-cell>
          <table:table-cell office:value-type="float" office:value="21122" calcext:value-type="float">
            <text:p>2112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40864" calcext:value-type="float">
            <text:p>40864</text:p>
          </table:table-cell>
          <table:table-cell office:value-type="float" office:value="6054" calcext:value-type="float">
            <text:p>6054</text:p>
          </table:table-cell>
          <table:table-cell table:formula="of:= [.Y33] * 100 / [.X33]" office:value-type="float" office:value="14.8149960845732" calcext:value-type="float">
            <text:p>14.81499608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table:number-columns-repeated="7"/>
          <table:table-cell office:value-type="string" calcext:value-type="string">
            <text:p>lipiec</text:p>
          </table:table-cell>
          <table:table-cell office:value-type="float" office:value="121130" calcext:value-type="float">
            <text:p>121130</text:p>
          </table:table-cell>
          <table:table-cell office:value-type="float" office:value="21937" calcext:value-type="float">
            <text:p>2193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5099" calcext:value-type="float">
            <text:p>35099</text:p>
          </table:table-cell>
          <table:table-cell office:value-type="float" office:value="5043" calcext:value-type="float">
            <text:p>5043</text:p>
          </table:table-cell>
          <table:table-cell table:formula="of:= [.Y34] * 100 / [.X34]" office:value-type="float" office:value="14.3679307102766" calcext:value-type="float">
            <text:p>14.36793071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0" calcext:value-type="float">
            <text:p>1040</text:p>
          </table:table-cell>
          <table:table-cell table:number-columns-repeated="7"/>
          <table:table-cell office:value-type="string" calcext:value-type="string">
            <text:p>sierpień</text:p>
          </table:table-cell>
          <table:table-cell office:value-type="float" office:value="123639" calcext:value-type="float">
            <text:p>123639</text:p>
          </table:table-cell>
          <table:table-cell office:value-type="float" office:value="22505" calcext:value-type="float">
            <text:p>22505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86" calcext:value-type="float">
            <text:p>3786</text:p>
          </table:table-cell>
          <table:table-cell table:number-columns-repeated="7"/>
          <table:table-cell office:value-type="string" calcext:value-type="string">
            <text:p>wrzesień</text:p>
          </table:table-cell>
          <table:table-cell office:value-type="float" office:value="114856" calcext:value-type="float">
            <text:p>114856</text:p>
          </table:table-cell>
          <table:table-cell office:value-type="float" office:value="20324" calcext:value-type="float">
            <text:p>20324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8" calcext:value-type="float">
            <text:p>678</text:p>
          </table:table-cell>
          <table:table-cell table:number-columns-repeated="7"/>
          <table:table-cell office:value-type="string" calcext:value-type="string">
            <text:p>październik</text:p>
          </table:table-cell>
          <table:table-cell office:value-type="float" office:value="118211" calcext:value-type="float">
            <text:p>118211</text:p>
          </table:table-cell>
          <table:table-cell office:value-type="float" office:value="20778" calcext:value-type="float">
            <text:p>20778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632" calcext:value-type="float">
            <text:p>40632</text:p>
          </table:table-cell>
          <table:table-cell table:number-columns-repeated="7"/>
          <table:table-cell office:value-type="string" calcext:value-type="string">
            <text:p>listopad</text:p>
          </table:table-cell>
          <table:table-cell office:value-type="float" office:value="109192" calcext:value-type="float">
            <text:p>109192</text:p>
          </table:table-cell>
          <table:table-cell office:value-type="float" office:value="18431" calcext:value-type="float">
            <text:p>18431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58" calcext:value-type="float">
            <text:p>758</text:p>
          </table:table-cell>
          <table:table-cell table:number-columns-repeated="7"/>
          <table:table-cell office:value-type="string" calcext:value-type="string">
            <text:p>grudzień</text:p>
          </table:table-cell>
          <table:table-cell office:value-type="float" office:value="109138" calcext:value-type="float">
            <text:p>109138</text:p>
          </table:table-cell>
          <table:table-cell office:value-type="float" office:value="17572" calcext:value-type="float">
            <text:p>17572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82" calcext:value-type="float">
            <text:p>1682</text:p>
          </table:table-cell>
          <table:table-cell table:number-columns-repeated="2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18" calcext:value-type="float">
            <text:p>5218</text:p>
          </table:table-cell>
          <table:table-cell table:number-columns-repeated="2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87" calcext:value-type="float">
            <text:p>787</text:p>
          </table:table-cell>
          <table:table-cell table:number-columns-repeated="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098" calcext:value-type="float">
            <text:p>48098</text:p>
          </table:table-cell>
          <table:table-cell table:number-columns-repeated="2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0" calcext:value-type="float">
            <text:p>870</text:p>
          </table:table-cell>
          <table:table-cell table:number-columns-repeated="2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67" calcext:value-type="float">
            <text:p>1667</text:p>
          </table:table-cell>
          <table:table-cell table:number-columns-repeated="2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615" calcext:value-type="float">
            <text:p>6615</text:p>
          </table:table-cell>
          <table:table-cell table:number-columns-repeated="2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31" calcext:value-type="float">
            <text:p>931</text:p>
          </table:table-cell>
          <table:table-cell table:number-columns-repeated="2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298" calcext:value-type="float">
            <text:p>70298</text:p>
          </table:table-cell>
          <table:table-cell table:number-columns-repeated="2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9" calcext:value-type="float">
            <text:p>999</text:p>
          </table:table-cell>
          <table:table-cell table:number-columns-repeated="2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66" calcext:value-type="float">
            <text:p>2266</text:p>
          </table:table-cell>
          <table:table-cell table:number-columns-repeated="2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94" calcext:value-type="float">
            <text:p>6394</text:p>
          </table:table-cell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61" calcext:value-type="float">
            <text:p>961</text:p>
          </table:table-cell>
          <table:table-cell table:number-columns-repeated="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777" calcext:value-type="float">
            <text:p>65777</text:p>
          </table:table-cell>
          <table:table-cell table:number-columns-repeated="2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90" calcext:value-type="float">
            <text:p>1090</text:p>
          </table:table-cell>
          <table:table-cell table:number-columns-repeated="2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35" calcext:value-type="float">
            <text:p>2235</text:p>
          </table:table-cell>
          <table:table-cell table:number-columns-repeated="2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20" calcext:value-type="float">
            <text:p>8420</text:p>
          </table:table-cell>
          <table:table-cell table:number-columns-repeated="2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58" calcext:value-type="float">
            <text:p>1158</text:p>
          </table:table-cell>
          <table:table-cell table:number-columns-repeated="2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6212" calcext:value-type="float">
            <text:p>116212</text:p>
          </table:table-cell>
          <table:table-cell table:number-columns-repeated="2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48" calcext:value-type="float">
            <text:p>1348</text:p>
          </table:table-cell>
          <table:table-cell table:number-columns-repeated="2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64" calcext:value-type="float">
            <text:p>2464</text:p>
          </table:table-cell>
          <table:table-cell table:number-columns-repeated="2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550" calcext:value-type="float">
            <text:p>6550</text:p>
          </table:table-cell>
          <table:table-cell table:number-columns-repeated="2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0" calcext:value-type="float">
            <text:p>1030</text:p>
          </table:table-cell>
          <table:table-cell table:number-columns-repeated="2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568" calcext:value-type="float">
            <text:p>42568</text:p>
          </table:table-cell>
          <table:table-cell table:number-columns-repeated="2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66" calcext:value-type="float">
            <text:p>1066</text:p>
          </table:table-cell>
          <table:table-cell table:number-columns-repeated="2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88" calcext:value-type="float">
            <text:p>1788</text:p>
          </table:table-cell>
          <table:table-cell table:number-columns-repeated="2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529" calcext:value-type="float">
            <text:p>4529</text:p>
          </table:table-cell>
          <table:table-cell table:number-columns-repeated="2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85" calcext:value-type="float">
            <text:p>1085</text:p>
          </table:table-cell>
          <table:table-cell table:number-columns-repeated="2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582" calcext:value-type="float">
            <text:p>45582</text:p>
          </table:table-cell>
          <table:table-cell table:number-columns-repeated="2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5" calcext:value-type="float">
            <text:p>1105</text:p>
          </table:table-cell>
          <table:table-cell table:number-columns-repeated="2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87" calcext:value-type="float">
            <text:p>1587</text:p>
          </table:table-cell>
          <table:table-cell table:number-columns-repeated="2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301" calcext:value-type="float">
            <text:p>4301</text:p>
          </table:table-cell>
          <table:table-cell table:number-columns-repeated="2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50" calcext:value-type="float">
            <text:p>850</text:p>
          </table:table-cell>
          <table:table-cell table:number-columns-repeated="2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187" calcext:value-type="float">
            <text:p>35187</text:p>
          </table:table-cell>
          <table:table-cell table:number-columns-repeated="2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7" calcext:value-type="float">
            <text:p>877</text:p>
          </table:table-cell>
          <table:table-cell table:number-columns-repeated="2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13" calcext:value-type="float">
            <text:p>1213</text:p>
          </table:table-cell>
          <table:table-cell table:number-columns-repeated="2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09" calcext:value-type="float">
            <text:p>2309</text:p>
          </table:table-cell>
          <table:table-cell table:number-columns-repeated="2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36" calcext:value-type="float">
            <text:p>836</text:p>
          </table:table-cell>
          <table:table-cell table:number-columns-repeated="2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651" calcext:value-type="float">
            <text:p>16651</text:p>
          </table:table-cell>
          <table:table-cell table:number-columns-repeated="2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28" calcext:value-type="float">
            <text:p>728</text:p>
          </table:table-cell>
          <table:table-cell table:number-columns-repeated="2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66" calcext:value-type="float">
            <text:p>866</text:p>
          </table:table-cell>
          <table:table-cell table:number-columns-repeated="2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92" calcext:value-type="float">
            <text:p>1592</text:p>
          </table:table-cell>
          <table:table-cell table:number-columns-repeated="2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84" calcext:value-type="float">
            <text:p>584</text:p>
          </table:table-cell>
          <table:table-cell table:number-columns-repeated="2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703" calcext:value-type="float">
            <text:p>14703</text:p>
          </table:table-cell>
          <table:table-cell table:number-columns-repeated="2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49" calcext:value-type="float">
            <text:p>549</text:p>
          </table:table-cell>
          <table:table-cell table:number-columns-repeated="2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19" calcext:value-type="float">
            <text:p>619</text:p>
          </table:table-cell>
          <table:table-cell table:number-columns-repeated="2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15" calcext:value-type="float">
            <text:p>915</text:p>
          </table:table-cell>
          <table:table-cell table:number-columns-repeated="2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1" calcext:value-type="float">
            <text:p>441</text:p>
          </table:table-cell>
          <table:table-cell table:number-columns-repeated="2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713" calcext:value-type="float">
            <text:p>5713</text:p>
          </table:table-cell>
          <table:table-cell table:number-columns-repeated="2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39" calcext:value-type="float">
            <text:p>439</text:p>
          </table:table-cell>
          <table:table-cell table:number-columns-repeated="2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9" calcext:value-type="float">
            <text:p>489</text:p>
          </table:table-cell>
          <table:table-cell table:number-columns-repeated="2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04" calcext:value-type="float">
            <text:p>704</text:p>
          </table:table-cell>
          <table:table-cell table:number-columns-repeated="2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2" calcext:value-type="float">
            <text:p>382</text:p>
          </table:table-cell>
          <table:table-cell table:number-columns-repeated="2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069" calcext:value-type="float">
            <text:p>6069</text:p>
          </table:table-cell>
          <table:table-cell table:number-columns-repeated="2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7" calcext:value-type="float">
            <text:p>297</text:p>
          </table:table-cell>
          <table:table-cell table:number-columns-repeated="2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12" calcext:value-type="float">
            <text:p>312</text:p>
          </table:table-cell>
          <table:table-cell table:number-columns-repeated="2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9" calcext:value-type="float">
            <text:p>399</text:p>
          </table:table-cell>
          <table:table-cell table:number-columns-repeated="2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5" calcext:value-type="float">
            <text:p>245</text:p>
          </table:table-cell>
          <table:table-cell table:number-columns-repeated="2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28" calcext:value-type="float">
            <text:p>1828</text:p>
          </table:table-cell>
          <table:table-cell table:number-columns-repeated="2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5" calcext:value-type="float">
            <text:p>255</text:p>
          </table:table-cell>
          <table:table-cell table:number-columns-repeated="2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549" calcext:value-type="float">
            <text:p>7549</text:p>
          </table:table-cell>
          <table:table-cell table:number-columns-repeated="2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743" calcext:value-type="float">
            <text:p>4743</text:p>
          </table:table-cell>
          <table:table-cell table:number-columns-repeated="2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2" calcext:value-type="float">
            <text:p>262</text:p>
          </table:table-cell>
          <table:table-cell table:number-columns-repeated="2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62" calcext:value-type="float">
            <text:p>662</text:p>
          </table:table-cell>
          <table:table-cell table:number-columns-repeated="2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number-columns-repeated="2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table:number-columns-repeated="2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table:number-columns-repeated="2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6" calcext:value-type="float">
            <text:p>66</text:p>
          </table:table-cell>
          <table:table-cell table:number-columns-repeated="2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3" calcext:value-type="float">
            <text:p>23</text:p>
          </table:table-cell>
          <table:table-cell table:number-columns-repeated="2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5:32:48.089668655</meta:creation-date>
    <dc:date>2015-05-26T18:50:28.624952439</dc:date>
    <meta:editing-duration>PT3H13M57S</meta:editing-duration>
    <meta:editing-cycles>4</meta:editing-cycles>
    <meta:generator>LibreOffice/4.2.8.2$Linux_X86_64 LibreOffice_project/420m0$Build-2</meta:generator>
    <meta:document-statistic meta:table-count="1" meta:cell-count="4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85cm" svg:y="0.316cm" chart:style-name="ch2">
          <text:p>Liczba wypadków w zależności od prędkości</text:p>
        </chart:title>
        <chart:subtitle svg:x="7.52cm" svg:y="1.301cm" chart:style-name="ch3">
          <text:p>USA</text:p>
        </chart:subtitle>
        <chart:plot-area chart:style-name="ch4" table:cell-range-address="Sheet1.A3:Sheet1.B146" chart:data-source-has-labels="column" svg:x="0.32cm" svg:y="2.19cm" svg:width="15.36cm" svg:height="5.649cm">
          <chartooo:coordinate-region svg:x="1.682cm" svg:y="2.389cm" svg:width="13.998cm" svg:height="4.526cm"/>
          <chart:axis chart:dimension="x" chart:name="primary-x" chart:style-name="ch5" chartooo:axis-type="auto">
            <chartooo:date-scale/>
            <chart:title svg:x="6.805cm" svg:y="8.019cm" chart:style-name="ch6">
              <text:p>Prędkość [km/h]</text:p>
            </chart:title>
            <chart:categories table:cell-range-address="Sheet1.A3:Sheet1.A14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3:Sheet1.B146" chart:class="chart:bar">
            <chart:data-point chart:repeated="1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3:Sheet1.A146</svg:desc>
                </draw:g>
              </table:table-cell>
              <table:table-cell office:value-type="float" office:value="51169">
                <text:p>51169</text:p>
                <draw:g>
                  <svg:desc>Sheet1.B3:Sheet1.B14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400">
                <text:p>164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141">
                <text:p>2014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689">
                <text:p>1468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248">
                <text:p>1324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416">
                <text:p>1641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5986">
                <text:p>259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0632">
                <text:p>4063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8098">
                <text:p>4809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0298">
                <text:p>7029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394">
                <text:p>639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5777">
                <text:p>6577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420">
                <text:p>842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16212">
                <text:p>1162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2568">
                <text:p>4256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5582">
                <text:p>4558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5187">
                <text:p>3518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6651">
                <text:p>1665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4703">
                <text:p>147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87cm" svg:y="0.316cm" chart:style-name="ch2">
          <text:p>Procent wypadków śmiertelnych w danym dniu tygodnia</text:p>
        </chart:title>
        <chart:subtitle svg:x="4.318cm" svg:y="1.301cm" chart:style-name="ch3">
          <text:p>w których kierowca przekraczał prędkość</text:p>
        </chart:subtitle>
        <chart:legend chart:legend-position="end" svg:x="13.34cm" svg:y="2.707cm" style:legend-expansion="high" chart:style-name="ch4"/>
        <chart:plot-area chart:style-name="ch5" table:cell-range-address="Sheet1.K4:Sheet1.K9 Sheet1.N3:Sheet1.N9" chart:data-source-has-labels="column" svg:x="0.32cm" svg:y="2.19cm" svg:width="12.7cm" svg:height="6.63cm">
          <chartooo:coordinate-region svg:x="0.941cm" svg:y="2.389cm" svg:width="12.079cm" svg:height="6.232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N3:Sheet1.N3" chart:label-cell-address="Sheet1.K4:Sheet1.K4" chart:class="chart:bar">
            <chart:data-point/>
          </chart:series>
          <chart:series chart:style-name="ch10" chart:values-cell-range-address="Sheet1.N4:Sheet1.N4" chart:label-cell-address="Sheet1.K5:Sheet1.K5" chart:class="chart:bar">
            <chart:data-point/>
          </chart:series>
          <chart:series chart:style-name="ch11" chart:values-cell-range-address="Sheet1.N5:Sheet1.N5" chart:label-cell-address="Sheet1.K6:Sheet1.K6" chart:class="chart:bar">
            <chart:data-point/>
          </chart:series>
          <chart:series chart:style-name="ch12" chart:values-cell-range-address="Sheet1.N6:Sheet1.N6" chart:label-cell-address="Sheet1.K7:Sheet1.K7" chart:class="chart:bar">
            <chart:data-point/>
          </chart:series>
          <chart:series chart:style-name="ch13" chart:values-cell-range-address="Sheet1.N7:Sheet1.N7" chart:label-cell-address="Sheet1.K7:Sheet1.K7" chart:class="chart:bar">
            <chart:data-point/>
          </chart:series>
          <chart:series chart:style-name="ch14" chart:values-cell-range-address="Sheet1.N8:Sheet1.N8" chart:label-cell-address="Sheet1.K8:Sheet1.K8" chart:class="chart:bar">
            <chart:data-point/>
          </chart:series>
          <chart:series chart:style-name="ch15" chart:values-cell-range-address="Sheet1.N9:Sheet1.N9" chart:label-cell-address="Sheet1.K9:Sheet1.K9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oniedziałek</text:p>
                <draw:g>
                  <svg:desc>Sheet1.K4:Sheet1.K4</svg:desc>
                </draw:g>
              </table:table-cell>
              <table:table-cell office:value-type="float" office:value="19.844779221779">
                <text:p>19.844779221779</text:p>
                <draw:g>
                  <svg:desc>Sheet1.N3:Sheet1.N3</svg:desc>
                </draw:g>
              </table:table-cell>
            </table:table-row>
            <table:table-row>
              <table:table-cell office:value-type="string">
                <text:p>wtorek</text:p>
                <draw:g>
                  <svg:desc>Sheet1.K5:Sheet1.K5</svg:desc>
                </draw:g>
              </table:table-cell>
              <table:table-cell office:value-type="float" office:value="16.7322117136992">
                <text:p>16.7322117136992</text:p>
                <draw:g>
                  <svg:desc>Sheet1.N4:Sheet1.N4</svg:desc>
                </draw:g>
              </table:table-cell>
            </table:table-row>
            <table:table-row>
              <table:table-cell office:value-type="string">
                <text:p>środa</text:p>
                <draw:g>
                  <svg:desc>Sheet1.K6:Sheet1.K6</svg:desc>
                </draw:g>
              </table:table-cell>
              <table:table-cell office:value-type="float" office:value="16.2689747704612">
                <text:p>16.2689747704612</text:p>
                <draw:g>
                  <svg:desc>Sheet1.N5:Sheet1.N5</svg:desc>
                </draw:g>
              </table:table-cell>
            </table:table-row>
            <table:table-row>
              <table:table-cell office:value-type="string">
                <text:p>czwartek</text:p>
                <draw:g>
                  <svg:desc>Sheet1.K7:Sheet1.K7</svg:desc>
                </draw:g>
              </table:table-cell>
              <table:table-cell office:value-type="float" office:value="16.313409771639">
                <text:p>16.313409771639</text:p>
                <draw:g>
                  <svg:desc>Sheet1.N6:Sheet1.N6</svg:desc>
                </draw:g>
              </table:table-cell>
            </table:table-row>
            <table:table-row>
              <table:table-cell office:value-type="string">
                <text:p>czwartek</text:p>
                <draw:g>
                  <svg:desc>Sheet1.K7:Sheet1.K7</svg:desc>
                </draw:g>
              </table:table-cell>
              <table:table-cell office:value-type="float" office:value="16.6338265324401">
                <text:p>16.6338265324401</text:p>
                <draw:g>
                  <svg:desc>Sheet1.N7:Sheet1.N7</svg:desc>
                </draw:g>
              </table:table-cell>
            </table:table-row>
            <table:table-row>
              <table:table-cell office:value-type="string">
                <text:p>piątek</text:p>
                <draw:g>
                  <svg:desc>Sheet1.K8:Sheet1.K8</svg:desc>
                </draw:g>
              </table:table-cell>
              <table:table-cell office:value-type="float" office:value="17.4780161968378">
                <text:p>17.4780161968378</text:p>
                <draw:g>
                  <svg:desc>Sheet1.N8:Sheet1.N8</svg:desc>
                </draw:g>
              </table:table-cell>
            </table:table-row>
            <table:table-row>
              <table:table-cell office:value-type="string">
                <text:p>sobota</text:p>
                <draw:g>
                  <svg:desc>Sheet1.K9:Sheet1.K9</svg:desc>
                </draw:g>
              </table:table-cell>
              <table:table-cell office:value-type="float" office:value="19.6412872872953">
                <text:p>19.6412872872953</text:p>
                <draw:g>
                  <svg:desc>Sheet1.N9:Sheet1.N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1cm" svg:y="0.316cm" chart:style-name="ch2">
          <text:p>Procent wypdaków śmiertelnych w danym miesiącu</text:p>
        </chart:title>
        <chart:subtitle svg:x="4.318cm" svg:y="1.301cm" chart:style-name="ch3">
          <text:p>w których kierowca przekraczał prędkość</text:p>
        </chart:subtitle>
        <chart:plot-area chart:style-name="ch4" table:cell-range-address="Sheet1.J28:Sheet1.J39 Sheet1.L28:Sheet1.L39" chart:data-source-has-labels="column" svg:x="0.32cm" svg:y="2.19cm" svg:width="15.36cm" svg:height="6.63cm">
          <chartooo:coordinate-region svg:x="1.497cm" svg:y="2.389cm" svg:width="14.106cm" svg:height="5.386cm"/>
          <chart:axis chart:dimension="x" chart:name="primary-x" chart:style-name="ch5" chartooo:axis-type="auto">
            <chartooo:date-scale/>
            <chart:categories table:cell-range-address="Sheet1.J28:Sheet1.J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L28:Sheet1.L39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Sheet1.J28:Sheet1.J39</svg:desc>
                </draw:g>
              </table:table-cell>
              <table:table-cell office:value-type="float" office:value="15191">
                <text:p>15191</text:p>
                <draw:g>
                  <svg:desc>Sheet1.L28:Sheet1.L39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14853">
                <text:p>14853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18003">
                <text:p>18003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19272">
                <text:p>19272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21309">
                <text:p>21309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21122">
                <text:p>21122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21937">
                <text:p>21937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22505">
                <text:p>22505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20324">
                <text:p>20324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20778">
                <text:p>20778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18431">
                <text:p>18431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17572">
                <text:p>175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48cm" svg:y="0.316cm" chart:style-name="ch2">
          <text:p>Procent wypadków śmiertelnych o danej godzinie</text:p>
        </chart:title>
        <chart:subtitle svg:x="4.318cm" svg:y="1.301cm" chart:style-name="ch3">
          <text:p>w których kierowca przekraczał prędkość</text:p>
        </chart:subtitle>
        <chart:plot-area chart:style-name="ch4" table:cell-range-address="Sheet1.W2:Sheet1.W34 Sheet1.Z2:Sheet1.Z34" chart:data-source-has-labels="column" svg:x="0.32cm" svg:y="2.19cm" svg:width="15.36cm" svg:height="6.63cm">
          <chartooo:coordinate-region svg:x="0.941cm" svg:y="2.389cm" svg:width="14.739cm" svg:height="5.784cm"/>
          <chart:axis chart:dimension="x" chart:name="primary-x" chart:style-name="ch5" chartooo:axis-type="auto">
            <chartooo:date-scale/>
            <chart:categories table:cell-range-address="Sheet1.W2:Sheet1.W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Z2:Sheet1.Z34" chart:class="chart:ba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W2:Sheet1.W34</svg:desc>
                </draw:g>
              </table:table-cell>
              <table:table-cell office:value-type="float" office:value="21.7385707159294">
                <text:p>21.7385707159294</text:p>
                <draw:g>
                  <svg:desc>Sheet1.Z2:Sheet1.Z3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2.516797091139">
                <text:p>22.5167970911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.0741470233179">
                <text:p>22.07414702331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.2649265824047">
                <text:p>21.26492658240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.3075696681835">
                <text:p>20.30756966818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.146360177755">
                <text:p>18.1463601777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.8128004807692">
                <text:p>15.81280048076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8149960845732">
                <text:p>14.81499608457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.3679307102766">
                <text:p>14.36793071027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.3827935511485">
                <text:p>13.38279355114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3513235672064">
                <text:p>13.351323567206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.0290318893588">
                <text:p>14.029031889358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.4713488843813">
                <text:p>14.47134888438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8455758793193">
                <text:p>14.845575879319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.2678661171977">
                <text:p>15.267866117197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.5208025966362">
                <text:p>15.52080259663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2389916899125">
                <text:p>16.23899168991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.4302078445444">
                <text:p>16.43020784454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.9936954479228">
                <text:p>16.993695447922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.1162365372892">
                <text:p>18.11623653728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.7659334795755">
                <text:p>18.765933479575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.1832622788063">
                <text:p>19.183262278806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.7790420260598">
                <text:p>20.779042026059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1.9116389838788">
                <text:p>21.911638983878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1.7385707159294">
                <text:p>21.738570715929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2.516797091139">
                <text:p>22.5167970911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.0741470233179">
                <text:p>22.07414702331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.2649265824047">
                <text:p>21.26492658240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.3075696681835">
                <text:p>20.30756966818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.146360177755">
                <text:p>18.1463601777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.8128004807692">
                <text:p>15.81280048076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8149960845732">
                <text:p>14.81499608457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.3679307102766">
                <text:p>14.36793071027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